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cm" svg:stroke-color="#000000" draw:marker-start-width="0.35cm" draw:marker-end="Linienende_20_1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="Linienende_20_1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6cm" fo:min-width="2.6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4.522cm" svg:height="4.76cm" svg:x="0.1cm" svg:y="0.1cm">
          <text:p text:style-name="P1">Node #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66cm" svg:height="1.859cm" svg:x="0.134cm" svg:y="5.676cm">
          <text:p text:style-name="P1">Switch #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.756cm" svg:height="3.93cm" svg:x="0.1cm" svg:y="8.43cm">
          <text:p text:style-name="P1">Node #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1cm" svg:height="0.8cm" svg:x="0.3cm" svg:y="8.63cm">
          <text:p text:style-name="P1">NI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cm" svg:height="2.5cm" svg:x="0.3cm" svg:y="9.63cm">
          <text:p text:style-name="P1"><text:span text:style-name="T1">Client Process</text:span></text:p>
          <text:p text:style-name="P3"><text:span text:style-name="T2">Rank: 1</text:span></text:p>
          <text:p text:style-name="P3"><text:span text:style-name="T2">Application: Jacobi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11cm" svg:height="0.8cm" svg:x="0.3cm" svg:y="3.96cm">
          <text:p text:style-name="P1">N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1cm" svg:height="2.5cm" svg:x="0.3cm" svg:y="1.3cm">
          <text:p text:style-name="P1"><text:span text:style-name="T1">Client Process</text:span></text:p>
          <text:p text:style-name="P3"><text:span text:style-name="T2">Rank: 0</text:span></text:p>
          <text:p text:style-name="P3"><text:span text:style-name="T2">Application: Jacob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cm" svg:height="2.5cm" svg:x="4.6cm" svg:y="9.63cm">
          <text:p text:style-name="P1"><text:span text:style-name="T1">Client Process</text:span></text:p>
          <text:p text:style-name="P3"><text:span text:style-name="T2">Rank: 0</text:span></text:p>
          <text:p text:style-name="P3"><text:span text:style-name="T2">Application: Matrix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05cm" svg:height="0.734cm" svg:x="0.228cm" svg:y="6.726cm">
          <text:p text:style-name="P1">Por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05cm" svg:height="0.734cm" svg:x="0.229cm" svg:y="5.76cm">
          <text:p text:style-name="P1">Port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355cm" svg:height="0.95cm" svg:x="6.5cm" svg:y="7.5cm">
          <draw:text-box>
            <text:p text:style-name="P4"><text:span text:style-name="T1">Connection</text:span></text:p>
          </draw:text-box>
        </draw:frame>
        <draw:frame draw:style-name="gr6" draw:text-style-name="P5" draw:layer="layout" svg:width="3.355cm" svg:height="0.95cm" svg:x="10.645cm" svg:y="7.5cm">
          <draw:text-box>
            <text:p text:style-name="P4"><text:span text:style-name="T1">Connection</text:span></text:p>
          </draw:text-box>
        </draw:frame>
        <draw:line draw:style-name="gr7" draw:text-style-name="P2" draw:layer="layout" svg:x1="1.115cm" svg:y1="5.76cm" svg:x2="1.115cm" svg:y2="4.76cm">
          <text:p/>
        </draw:line>
        <draw:line draw:style-name="gr8" draw:text-style-name="P2" draw:layer="layout" svg:x1="0.608cm" svg:y1="5.76cm" svg:x2="0.618cm" svg:y2="4.76cm">
          <text:p/>
        </draw:line>
        <draw:custom-shape draw:style-name="gr1" draw:text-style-name="P1" draw:layer="layout" svg:width="9.822cm" svg:height="3.951cm" svg:x="9.378cm" svg:y="8.409cm">
          <text:p text:style-name="P1">Node #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9.381cm" svg:height="2.62cm" svg:x="9.648cm" svg:y="9.529cm"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4.4cm" svg:height="1.589cm" svg:x="14.478cm" svg:y="10.4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4.193cm" svg:height="0.95cm" svg:x="14.719cm" svg:y="10.899cm">
          <draw:text-box>
            <text:p text:style-name="P4"><text:span text:style-name="T1">I/O Subsystem</text:span></text:p>
          </draw:text-box>
        </draw:frame>
        <draw:custom-shape draw:style-name="gr3" draw:text-style-name="P6" draw:layer="layout" svg:width="4.1cm" svg:height="1.175cm" svg:x="9.878cm" svg:y="10.799cm">
          <text:p text:style-name="P1"><text:span text:style-name="T1">Cache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3.778cm" svg:y1="11.499cm" svg:x2="14.778cm" svg:y2="11.499cm">
          <text:p/>
        </draw:line>
        <draw:line draw:style-name="gr7" draw:text-style-name="P2" draw:layer="layout" svg:x1="1.117cm" svg:y1="8.63cm" svg:x2="1.116cm" svg:y2="7.46cm">
          <text:p/>
        </draw:line>
        <draw:custom-shape draw:style-name="gr3" draw:text-style-name="P2" draw:layer="layout" svg:width="1.211cm" svg:height="0.8cm" svg:x="9.701cm" svg:y="8.63cm">
          <text:p text:style-name="P1">NIC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0.611cm" svg:y1="8.63cm" svg:x2="0.617cm" svg:y2="7.46cm">
          <text:p/>
        </draw:line>
        <draw:line draw:style-name="gr7" draw:text-style-name="P2" draw:layer="layout" svg:x1="10.5cm" svg:y1="8.63cm" svg:x2="10.5cm" svg:y2="7.46cm">
          <text:p/>
        </draw:line>
        <draw:line draw:style-name="gr8" draw:text-style-name="P2" draw:layer="layout" svg:x1="9.994cm" svg:y1="8.63cm" svg:x2="10.001cm" svg:y2="7.46cm">
          <text:p/>
        </draw:line>
        <draw:custom-shape draw:style-name="gr2" draw:text-style-name="P1" draw:layer="layout" svg:width="9.824cm" svg:height="1.859cm" svg:x="9.378cm" svg:y="3.001cm">
          <text:p text:style-name="P1">Switch #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05cm" svg:height="0.734cm" svg:x="9.471cm" svg:y="4.051cm">
          <text:p text:style-name="P1">Por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05cm" svg:height="0.734cm" svg:x="9.496cm" svg:y="6.726cm">
          <text:p text:style-name="P1">Por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05cm" svg:height="0.734cm" svg:x="9.496cm" svg:y="5.76cm">
          <text:p text:style-name="P1">Port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473cm" svg:y1="5.755cm" svg:x2="10.473cm" svg:y2="4.785cm">
          <text:p/>
        </draw:line>
        <draw:line draw:style-name="gr8" draw:text-style-name="P2" draw:layer="layout" svg:x1="9.966cm" svg:y1="5.76cm" svg:x2="9.976cm" svg:y2="4.79cm">
          <text:p/>
        </draw:line>
        <draw:frame draw:style-name="gr12" draw:text-style-name="P7" draw:layer="layout" svg:width="3.125cm" svg:height="2.326cm" svg:x="13.5cm" svg:y="1.174cm">
          <draw:text-box>
            <text:p><text:span text:style-name="T3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ienende_20_1" draw:display-name="Linienende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3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8$Build-9417</meta:generator>
    <meta:creation-date>2009-01-01T17:26:43</meta:creation-date>
    <dc:date>2009-09-09T18:27:40</dc:date>
    <meta:editing-cycles>71</meta:editing-cycles>
    <meta:editing-duration>PT00H56M15S</meta:editing-duration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